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tyle="normal" style:text-underline-style="none" style:font-style-asian="normal" style:font-style-complex="normal"/>
    </style:style>
    <style:style style:name="T8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9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style:font-size-asian="12pt" style:font-style-asian="normal" style:font-size-complex="12pt" style:font-style-complex="normal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APCIS 2.0 Logic References</text:p>
      <text:p text:style-name="P1"/>
      <text:p text:style-name="P1"/>
      <text:p text:style-name="P1"/>
      <text:p text:style-name="P2"><text:tab/><text:a xlink:type="simple" xlink:href="#Login Structure">Login Structure</text:a></text:p>
      <text:p text:style-name="P2"><text:tab/></text:p>
      <text:p text:style-name="P2"><text:tab/><text:a xlink:type="simple" xlink:href="#dSelectsQuery"><text:span text:style-name="T1">dSelectsQuery</text:span></text:a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pan text:style-name="T11"/></text:p>
      <text:p text:style-name="P2"><text:bookmark-start text:name="Login Structure"/><text:soft-page-break/><text:span text:style-name="T11">Login Structure</text:span><text:bookmark-end text:name="Login Structure"/></text:p>
      <text:p text:style-name="P4"/>
      <text:p text:style-name="P5">Client -</text:p>
      <text:p text:style-name="P5"/>
      <text:p text:style-name="P6"><text:tab/>capcisLogin form calls server module <text:span text:style-name="T6">rpcGetToken</text:span><text:span text:style-name="T3"> sending an array </text:span><text:span text:style-name="T8">myArray</text:span><text:span text:style-name="T7">. <text:s/></text:span></text:p>
      <text:p text:style-name="P6"><text:span text:style-name="T7"><text:tab/><text:tab/></text:span></text:p>
      <text:p text:style-name="P6"><text:span text:style-name="T7"><text:tab/>myArray<text:tab/>[0] = passHash</text:span></text:p>
      <text:p text:style-name="P6"><text:span text:style-name="T7"><text:tab/><text:tab/> <text:s text:c="2"/><text:tab/>[1] = 0, switch case identifier</text:span></text:p>
      <text:p text:style-name="P6"><text:span text:style-name="T7"><text:tab/><text:tab/> <text:s text:c="2"/><text:tab/>[2] = 0, switch case identifier</text:span></text:p>
      <text:p text:style-name="P6"><text:span text:style-name="T7"><text:tab/><text:tab/> <text:s text:c="2"/><text:tab/>[3] = <text:s/>name user signed in with, will be inserted into login attempt </text:span></text:p>
      <text:p text:style-name="P6"><text:span text:style-name="T7"/></text:p>
      <text:p text:style-name="P6"><text:span text:style-name="T7"/></text:p>
      <text:p text:style-name="P6"><text:span text:style-name="T7"/></text:p>
      <text:p text:style-name="P5"><text:span text:style-name="T7">Server -</text:span></text:p>
      <text:p text:style-name="P5"><text:span text:style-name="T7"><text:tab/><text:tab/></text:span></text:p>
      <text:p text:style-name="P2"><text:tab/><text:span text:style-name="T5">rpcGetToken</text:span><text:span text:style-name="T4"> module calls </text:span><text:span text:style-name="T5">dInsertQuery</text:span><text:span text:style-name="T4"> with array </text:span><text:span text:style-name="T2">loginAttempt</text:span><text:span text:style-name="T4"> and </text:span><text:span text:style-name="T5">dSelectsQuery</text:span><text:span text:style-name="T4"> with array <text:tab/></text:span><text:span text:style-name="T2">array</text:span><text:span text:style-name="T4"> from client, then returns message back to client</text:span></text:p>
      <text:p text:style-name="P2"><text:span text:style-name="T4"/></text:p>
      <text:p text:style-name="P2"><text:span text:style-name="T4"><text:tab/>loginAttempt<text:tab/>[0] = 0, unused</text:span></text:p>
      <text:p text:style-name="P2"><text:span text:style-name="T4"><text:tab/><text:tab/> <text:s text:c="8"/><text:tab/>[1] = 0, switch case identifier</text:span></text:p>
      <text:p text:style-name="P2"><text:span text:style-name="T4"><text:tab/><text:tab/><text:tab/>[2] = 0, switch case identifier</text:span></text:p>
      <text:p text:style-name="P2"><text:span text:style-name="T4"><text:tab/><text:tab/><text:tab/>[3] = login name passed from client in </text:span><text:span text:style-name="T2">array[3]</text:span><text:span text:style-name="T4"> </text:span></text:p>
      <text:p text:style-name="P2"><text:span text:style-name="T4"><text:tab/><text:tab/><text:tab/>[4] = user account id if found</text:span></text:p>
      <text:p text:style-name="P2"><text:span text:style-name="T4"><text:tab/><text:tab/><text:tab/>[5] = 0,1 as boolean dependent on login authenticated</text:span></text:p>
      <text:p text:style-name="P2"><text:span text:style-name="T4"/></text:p>
      <text:p text:style-name="P2"><text:span text:style-name="T4"><text:tab/> array<text:tab/><text:tab/>[0] = </text:span><text:span text:style-name="T9">passHash</text:span></text:p>
      <text:p text:style-name="P2"><text:tab/><text:tab/><text:tab/><text:span text:style-name="T9">[1] = 0, switch case identifier</text:span></text:p>
      <text:p text:style-name="P2"><text:tab/><text:tab/><text:tab/><text:span text:style-name="T9">[2] = 0, switch case identifier</text:span></text:p>
      <text:p text:style-name="P2"><text:tab/><text:tab/><text:tab/><text:span text:style-name="T9">[3] = name user signed in with, will be inserted into login attempt</text:span></text:p>
      <text:p text:style-name="P2"><text:span text:style-name="T9"/></text:p>
      <text:p text:style-name="P2"><text:span text:style-name="T9"><text:tab/>return<text:tab/><text:tab/>[0] = object containing token and user information, or “err message”</text:span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2"><text:span text:style-name="T9"/></text:p>
      <text:p text:style-name="P4"><text:bookmark-start text:name="dSelectsQuery"/><text:soft-page-break/><text:span text:style-name="T7">dSelectsQuery</text:span><text:bookmark-end text:name="dSelectsQuery"/></text:p>
      <text:p text:style-name="P4"><text:span text:style-name="T7"/></text:p>
      <text:p text:style-name="P5"><text:span text:style-name="T7">Server -</text:span></text:p>
      <text:p text:style-name="P6"><text:span text:style-name="T7"><text:tab/></text:span></text:p>
      <text:p text:style-name="P6"><text:span text:style-name="T7"><text:tab/>dSelectsQuery recieves an array as a parameter to be used in locating the correct switch case</text:span></text:p>
      <text:p text:style-name="P6"><text:span text:style-name="T7"/></text:p>
      <text:p text:style-name="P6"><text:span text:style-name="T7"><text:tab/>array<text:tab/>[0] = always the users token unles initial login query is requested</text:span></text:p>
      <text:p text:style-name="P6"><text:span text:style-name="T7"><text:tab/><text:tab/>[1] = always the maj switch selection key</text:span></text:p>
      <text:p text:style-name="P6"><text:span text:style-name="T7"><text:tab/><text:tab/>[2] = always the min switch selection key</text:span></text:p>
      <text:p text:style-name="P6"><text:span text:style-name="T7"><text:tab/><text:tab/>[3] = this and any additional array variables will be data passed to the query statement</text:span></text:p>
      <text:p text:style-name="P4"><text:span text:style-name="T10"/></text:p>
      <text:p text:style-name="P4"><text:span text:style-name="T10"/></text:p>
      <text:p text:style-name="P4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9T09:03:22.70</meta:creation-date>
    <dc:date>2014-12-19T11:03:32.77</dc:date>
    <meta:editing-duration>PT43M48S</meta:editing-duration>
    <meta:editing-cycles>5</meta:editing-cycles>
    <meta:generator>OpenOffice/4.0.1$Win32 OpenOffice.org_project/401m5$Build-9714</meta:generator>
    <meta:document-statistic meta:table-count="0" meta:image-count="0" meta:object-count="0" meta:page-count="3" meta:paragraph-count="34" meta:word-count="219" meta:character-count="1339"/>
  </office:meta>
</office:document-meta>
</file>